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78000005C614598BDFDC96D5EB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Padrão">
        <draw:frame draw:name="Picture 4" draw:style-name="gr1" draw:text-style-name="P1" draw:layer="layout" svg:width="15.401cm" svg:height="16.259cm" svg:x="0.5cm" svg:y="0.501cm">
          <draw:image xlink:href="Pictures/1000000100000578000005C614598BDFDC96D5EB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16.4cm" fo:page-height="17.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09-13T19:12:22.500452150</dc:date>
    <meta:editing-duration>PT8H56M48S</meta:editing-duration>
    <meta:editing-cycles>22</meta:editing-cycles>
    <meta:generator>LibreOffice/7.4.0.3$Linux_X86_64 LibreOffice_project/40$Build-3</meta:generator>
    <meta:document-statistic meta:object-count="1"/>
  </office:meta>
</office:document-meta>
</file>